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MeineSeite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Arial1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/>
    <style:master-page style:name="MeineSeite" style:page-layout-name="pm2">
      <style:header>
        <text:p text:style-name="Header">Meine Sei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
  </meta:generator>
    <meta:initial-creator>Christoph Lutz</meta:initial-creator>
    <meta:creation-date>2008-11-19T16:20:06</meta:creation-date>
    <dc:creator>Christoph Lutz</dc:creator>
    <dc:date>2008-11-19T16:21:53</dc:date>
    <meta:editing-cycles>2</meta:editing-cycles>
    <meta:editing-duration>PT1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4" meta:character-count="18"/>
  </office:meta>
</office:document-meta>
</file>